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3273F6062B149DB1.png" manifest:media-type="image/png"/>
  <manifest:file-entry manifest:full-path="Pictures/100002010000003700000040E7B1CF74AAD26D2B.png" manifest:media-type="image/png"/>
  <manifest:file-entry manifest:full-path="Pictures/100002010000003700000040C7387FDB7C356EB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6" style:family="paragraph" style:parent-style-name="Table_20_Contents">
      <style:text-properties style:font-name="FreeSans1" fo:font-size="14pt" officeooo:rsid="004df41e" officeooo:paragraph-rsid="00566e2e" style:font-size-asian="14pt" style:font-size-complex="14pt"/>
    </style:style>
    <style:style style:name="P17"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18" style:family="paragraph" style:parent-style-name="Table_20_Contents">
      <style:text-properties style:font-name="FreeSans1" fo:font-size="14pt" officeooo:rsid="004f890a" officeooo:paragraph-rsid="004f890a" style:font-size-asian="14pt" style:font-size-complex="14pt"/>
    </style:style>
    <style:style style:name="P19"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1"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3" style:family="paragraph" style:parent-style-name="Table_20_Contents">
      <style:text-properties style:font-name="FreeSans1" fo:font-size="14pt" officeooo:rsid="00566e2e" officeooo:paragraph-rsid="00566e2e" style:font-size-asian="14pt" style:font-size-complex="14pt"/>
    </style:style>
    <style:style style:name="P24" style:family="paragraph" style:parent-style-name="Table_20_Contents">
      <style:text-properties style:font-name="FreeSans1" fo:font-size="14pt" officeooo:rsid="00566e2e" officeooo:paragraph-rsid="005fb976" style:font-size-asian="14pt" style:font-size-complex="14pt"/>
    </style:style>
    <style:style style:name="P25"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6" style:family="paragraph" style:parent-style-name="Table_20_Contents">
      <style:text-properties style:font-name="FreeSans1" fo:font-size="14pt" officeooo:rsid="0057455e" officeooo:paragraph-rsid="0057455e" style:font-size-asian="14pt" style:font-size-complex="14pt"/>
    </style:style>
    <style:style style:name="P27"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28" style:family="paragraph" style:parent-style-name="Table_20_Contents">
      <style:text-properties style:font-name="FreeSans1" fo:font-size="14pt" officeooo:rsid="005996cc" officeooo:paragraph-rsid="005996cc" style:font-size-asian="14pt" style:font-size-complex="14pt"/>
    </style:style>
    <style:style style:name="P29"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1" style:family="paragraph" style:parent-style-name="Table_20_Contents">
      <style:text-properties style:font-name="FreeSans1" fo:font-size="14pt" officeooo:rsid="0059dfa4" officeooo:paragraph-rsid="0059dfa4"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33" style:family="paragraph" style:parent-style-name="Table_20_Contents">
      <style:text-properties style:font-name="FreeSans1" fo:font-size="14pt" officeooo:rsid="005b7083" officeooo:paragraph-rsid="005b7083" style:font-size-asian="14pt" style:font-size-complex="14pt"/>
    </style:style>
    <style:style style:name="P34"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35"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36" style:family="paragraph" style:parent-style-name="Table_20_Contents">
      <style:text-properties style:font-name="FreeSans1" fo:font-size="14pt" officeooo:rsid="005d2daf" officeooo:paragraph-rsid="005d2daf" style:font-size-asian="14pt" style:font-size-complex="14pt"/>
    </style:style>
    <style:style style:name="P37"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39" style:family="paragraph" style:parent-style-name="Table_20_Contents">
      <style:text-properties style:font-name="FreeSans1" fo:font-size="14pt" officeooo:rsid="0068d7b1" officeooo:paragraph-rsid="0068d7b1" style:font-size-asian="14pt" style:font-size-complex="14pt"/>
    </style:style>
    <style:style style:name="P40"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44"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48"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49" style:family="paragraph" style:parent-style-name="Table_20_Contents">
      <style:paragraph-properties fo:line-height="115%"/>
      <style:text-properties style:use-window-font-color="true" style:font-name="FreeSans1" fo:font-size="14pt" fo:letter-spacing="0.035cm" fo:font-weight="normal" officeooo:rsid="00566e2e" officeooo:paragraph-rsid="005ae420" style:font-size-asian="14pt" style:font-weight-asian="normal" style:font-size-complex="14pt" style:font-weight-complex="normal"/>
    </style:style>
    <style:style style:name="P50"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51" style:family="paragraph" style:parent-style-name="Footer">
      <style:text-properties fo:font-size="2pt" style:font-size-asian="1.75pt" style:font-size-complex="2pt"/>
    </style:style>
    <style:style style:name="P52"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53"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54"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55"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56"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57"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58"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59"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60"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61"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62"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63"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64"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65"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66" style:family="paragraph" style:parent-style-name="Standard">
      <style:paragraph-properties fo:line-height="115%"/>
      <style:text-properties style:font-name="FreeSans1" fo:font-size="14pt" fo:letter-spacing="0.035cm" officeooo:rsid="00233954" officeooo:paragraph-rsid="0076b6fa" style:font-size-asian="14pt" style:font-size-complex="14pt"/>
    </style:style>
    <style:style style:name="P67" style:family="paragraph" style:parent-style-name="Standard">
      <style:paragraph-properties fo:line-height="115%"/>
      <style:text-properties style:font-name="FreeSans1" fo:font-size="14pt" officeooo:paragraph-rsid="004f890a"/>
    </style:style>
    <style:style style:name="P68" style:family="paragraph" style:parent-style-name="Standard">
      <style:paragraph-properties fo:line-height="115%"/>
      <style:text-properties style:font-name="FreeSans1" fo:font-size="14pt" officeooo:paragraph-rsid="005fb976"/>
    </style:style>
    <style:style style:name="P6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70"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7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7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73"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74"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75"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76"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77"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78"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81"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82"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83"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8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8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8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87" style:family="paragraph" style:parent-style-name="Standard">
      <style:paragraph-properties fo:line-height="115%" fo:text-align="center" style:justify-single-word="false"/>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8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8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9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9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97"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98" style:family="paragraph" style:parent-style-name="Standard">
      <style:paragraph-properties fo:line-height="200%" fo:text-align="center" style:justify-single-word="false"/>
      <style:text-properties fo:letter-spacing="0.035cm" officeooo:rsid="0017e0f6" officeooo:paragraph-rsid="007fe12c"/>
    </style:style>
    <style:style style:name="P99"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00" style:family="paragraph" style:parent-style-name="Standard">
      <style:paragraph-properties fo:line-height="115%" fo:break-before="page"/>
      <style:text-properties style:font-name="FreeSans1" fo:font-size="14pt" fo:letter-spacing="0.035cm" officeooo:rsid="0034e429" officeooo:paragraph-rsid="0076b6fa" style:font-size-asian="14pt" style:font-size-complex="14pt"/>
    </style:style>
    <style:style style:name="P101"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02"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03"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04" style:family="paragraph" style:parent-style-name="Standard" style:list-style-name="L2">
      <style:paragraph-properties fo:line-height="115%"/>
      <style:text-properties officeooo:paragraph-rsid="003a0385"/>
    </style:style>
    <style:style style:name="P105"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06"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07"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08"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09"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10"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11"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12"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6f6a3" officeooo:paragraph-rsid="0086f6a3" style:font-size-asian="14pt" style:font-style-asian="normal" style:font-weight-asian="normal" style:font-size-complex="14pt" style:font-style-complex="normal" style:font-weight-complex="normal"/>
    </style:style>
    <style:style style:name="P11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b526d" style:font-size-asian="14pt" style:font-style-asian="normal" style:font-weight-asian="normal" style:font-size-complex="14pt" style:font-style-complex="normal" style:font-weight-complex="normal"/>
    </style:style>
    <style:style style:name="P11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15"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16" style:family="paragraph" style:parent-style-name="Standard" style:list-style-name="L3">
      <style:paragraph-properties fo:line-height="115%"/>
      <style:text-properties style:use-window-font-color="true" style:font-name="FreeSans1" fo:font-size="14pt" fo:letter-spacing="0.035cm" fo:font-weight="normal" officeooo:rsid="00873633" officeooo:paragraph-rsid="00873633" style:font-size-asian="14pt" style:font-weight-asian="normal" style:font-size-complex="14pt" style:font-weight-complex="normal"/>
    </style:style>
    <style:style style:name="P117" style:family="paragraph" style:parent-style-name="Standard" style:list-style-name="L3">
      <style:paragraph-properties fo:line-height="115%"/>
      <style:text-properties style:use-window-font-color="true" style:font-name="FreeSans1" fo:font-size="14pt" fo:letter-spacing="0.035cm" fo:font-weight="normal" officeooo:rsid="006794f2" officeooo:paragraph-rsid="006794f2" style:font-size-asian="14pt" style:font-weight-asian="normal" style:font-size-complex="14pt" style:font-weight-complex="normal"/>
    </style:style>
    <style:style style:name="P118"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90a0eb" style:font-size-asian="13.1000003814697pt" style:font-style-asian="normal" style:font-weight-asian="bold" style:font-size-complex="15pt" style:font-style-complex="normal" style:font-weight-complex="bold"/>
    </style:style>
    <style:style style:name="P119" style:family="paragraph" style:parent-style-name="Table_20_Contents">
      <style:paragraph-properties fo:line-height="115%"/>
      <style:text-properties style:use-window-font-color="true" style:font-name="FreeSans1" fo:font-size="14pt" fo:letter-spacing="0.035cm" fo:font-weight="normal" officeooo:rsid="0035fd41" officeooo:paragraph-rsid="005d2daf" style:font-size-asian="14pt" style:font-weight-asian="normal" style:font-size-complex="14pt" style:font-weight-complex="normal"/>
    </style:style>
    <style:style style:name="P120"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2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22" style:family="paragraph">
      <loext:graphic-properties draw:fill-color="#2c3756"/>
    </style:style>
    <style:style style:name="P12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3149d8"/>
    </style:style>
    <style:style style:name="T7" style:family="text">
      <style:text-properties style:font-name="FreeSans1" fo:font-size="14pt" fo:letter-spacing="0.035cm" style:font-size-asian="14pt" style:font-size-complex="14pt"/>
    </style:style>
    <style:style style:name="T8" style:family="text">
      <style:text-properties style:font-name="FreeSans1" fo:font-size="14pt" fo:letter-spacing="0.035cm" officeooo:rsid="0032dc32" style:font-size-asian="14pt" style:font-size-complex="14pt"/>
    </style:style>
    <style:style style:name="T9" style:family="text">
      <style:text-properties style:font-name="FreeSans1" fo:font-size="14pt" fo:letter-spacing="0.035cm" officeooo:rsid="00342d00" style:font-size-asian="14pt" style:font-size-complex="14pt"/>
    </style:style>
    <style:style style:name="T10" style:family="text">
      <style:text-properties style:font-name="FreeSans1" fo:font-size="14pt" fo:letter-spacing="0.035cm" fo:font-weight="bold" officeooo:rsid="0032dc32" style:font-size-asian="14pt" style:font-weight-asian="bold" style:font-size-complex="14pt" style:font-weight-complex="bold"/>
    </style:style>
    <style:style style:name="T11" style:family="text">
      <style:text-properties style:font-name="FreeSans1" fo:font-size="14pt" fo:letter-spacing="0.035cm" fo:font-weight="bold" officeooo:rsid="003a0385" style:font-size-asian="14pt" style:font-weight-asian="bold" style:font-size-complex="14pt" style:font-weight-complex="bold"/>
    </style:style>
    <style:style style:name="T12" style:family="text">
      <style:text-properties style:font-name="FreeSans1" fo:font-size="14pt" fo:letter-spacing="0.035cm" fo:font-weight="normal" officeooo:rsid="00439594" style:font-size-asian="14pt" style:font-weight-asian="normal" style:font-size-complex="14pt" style:font-weight-complex="normal"/>
    </style:style>
    <style:style style:name="T13" style:family="text">
      <style:text-properties officeooo:rsid="00342d00"/>
    </style:style>
    <style:style style:name="T14" style:family="text">
      <style:text-properties officeooo:rsid="0034e429"/>
    </style:style>
    <style:style style:name="T15" style:family="text">
      <style:text-properties officeooo:rsid="0037ae7d"/>
    </style:style>
    <style:style style:name="T16" style:family="text">
      <style:text-properties officeooo:rsid="003c9687"/>
    </style:style>
    <style:style style:name="T17" style:family="text">
      <style:text-properties officeooo:rsid="003f6386"/>
    </style:style>
    <style:style style:name="T18" style:family="text">
      <style:text-properties officeooo:rsid="004283c2"/>
    </style:style>
    <style:style style:name="T19" style:family="text">
      <style:text-properties officeooo:rsid="004b526d"/>
    </style:style>
    <style:style style:name="T20" style:family="text">
      <style:text-properties officeooo:rsid="004b6dbd"/>
    </style:style>
    <style:style style:name="T21" style:family="text">
      <style:text-properties officeooo:rsid="004f890a"/>
    </style:style>
    <style:style style:name="T22" style:family="text">
      <style:text-properties officeooo:rsid="0051323f"/>
    </style:style>
    <style:style style:name="T23" style:family="text">
      <style:text-properties officeooo:rsid="0052741e"/>
    </style:style>
    <style:style style:name="T24" style:family="text">
      <style:text-properties officeooo:rsid="0053d445"/>
    </style:style>
    <style:style style:name="T25" style:family="text">
      <style:text-properties officeooo:rsid="0054c533"/>
    </style:style>
    <style:style style:name="T26" style:family="text">
      <style:text-properties fo:font-style="italic" style:font-style-asian="italic" style:font-style-complex="italic"/>
    </style:style>
    <style:style style:name="T27" style:family="text">
      <style:text-properties fo:font-style="italic" officeooo:rsid="00566e2e" style:font-style-asian="italic" style:font-style-complex="italic"/>
    </style:style>
    <style:style style:name="T28" style:family="text">
      <style:text-properties officeooo:rsid="0057455e"/>
    </style:style>
    <style:style style:name="T29" style:family="text">
      <style:text-properties officeooo:rsid="00585f9e"/>
    </style:style>
    <style:style style:name="T30" style:family="text">
      <style:text-properties officeooo:rsid="005996cc"/>
    </style:style>
    <style:style style:name="T31" style:family="text">
      <style:text-properties officeooo:rsid="005ae420"/>
    </style:style>
    <style:style style:name="T32" style:family="text">
      <style:text-properties officeooo:rsid="005c41fc"/>
    </style:style>
    <style:style style:name="T33" style:family="text">
      <style:text-properties officeooo:rsid="005d2daf"/>
    </style:style>
    <style:style style:name="T34" style:family="text">
      <style:text-properties officeooo:rsid="005fb976"/>
    </style:style>
    <style:style style:name="T35" style:family="text">
      <style:text-properties officeooo:rsid="006a1664"/>
    </style:style>
    <style:style style:name="T36" style:family="text">
      <style:text-properties officeooo:rsid="006c786c"/>
    </style:style>
    <style:style style:name="T37" style:family="text">
      <style:text-properties officeooo:rsid="006ee517"/>
    </style:style>
    <style:style style:name="T38" style:family="text">
      <style:text-properties style:font-name="FreeSans" fo:font-style="italic" officeooo:rsid="006ee517" style:font-style-asian="italic" style:font-style-complex="italic"/>
    </style:style>
    <style:style style:name="T39" style:family="text">
      <style:text-properties officeooo:rsid="0070a8dd"/>
    </style:style>
    <style:style style:name="T40" style:family="text">
      <style:text-properties officeooo:rsid="0073e30a"/>
    </style:style>
    <style:style style:name="T41" style:family="text">
      <style:text-properties officeooo:rsid="007486f4"/>
    </style:style>
    <style:style style:name="T42" style:family="text">
      <style:text-properties officeooo:rsid="002884aa"/>
    </style:style>
    <style:style style:name="T43" style:family="text">
      <style:text-properties fo:font-style="normal" fo:font-weight="bold" officeooo:rsid="0034e429" style:font-style-asian="normal" style:font-weight-asian="bold" style:font-style-complex="normal" style:font-weight-complex="bold"/>
    </style:style>
    <style:style style:name="T44" style:family="text">
      <style:text-properties fo:font-style="normal" fo:text-shadow="none" style:text-underline-style="none" style:font-style-asian="normal" style:font-style-complex="normal"/>
    </style:style>
    <style:style style:name="T45" style:family="text">
      <style:text-properties fo:font-style="normal" fo:text-shadow="none" style:text-underline-style="none" officeooo:rsid="0068e562" style:font-style-asian="normal" style:font-style-complex="normal"/>
    </style:style>
    <style:style style:name="T46" style:family="text">
      <style:text-properties officeooo:rsid="00233954"/>
    </style:style>
    <style:style style:name="T47" style:family="text">
      <style:text-properties officeooo:rsid="0024f414"/>
    </style:style>
    <style:style style:name="T48" style:family="text">
      <style:text-properties officeooo:rsid="0029adc3"/>
    </style:style>
    <style:style style:name="T49" style:family="text">
      <style:text-properties officeooo:rsid="0027d03e"/>
    </style:style>
    <style:style style:name="T50" style:family="text">
      <style:text-properties officeooo:rsid="0025cc65"/>
    </style:style>
    <style:style style:name="T51" style:family="text">
      <style:text-properties officeooo:rsid="002d4d6c"/>
    </style:style>
    <style:style style:name="T52" style:family="text">
      <style:text-properties officeooo:rsid="002da294"/>
    </style:style>
    <style:style style:name="T53" style:family="text">
      <style:text-properties officeooo:rsid="002eb4c3"/>
    </style:style>
    <style:style style:name="T54" style:family="text">
      <style:text-properties officeooo:rsid="002f47c9"/>
    </style:style>
    <style:style style:name="T55" style:family="text">
      <style:text-properties officeooo:rsid="0084bd60"/>
    </style:style>
    <style:style style:name="T56" style:family="text">
      <style:text-properties officeooo:rsid="0086f6a3"/>
    </style:style>
    <style:style style:name="T57" style:family="text">
      <style:text-properties officeooo:rsid="008b04f0"/>
    </style:style>
    <style:style style:name="T58" style:family="text">
      <style:text-properties officeooo:rsid="008d048b"/>
    </style:style>
    <style:style style:name="T59" style:family="text">
      <style:text-properties officeooo:rsid="008e0f60"/>
    </style:style>
    <style:style style:name="T60" style:family="text">
      <style:text-properties officeooo:rsid="008fc3dd"/>
    </style:style>
    <style:style style:name="T61" style:family="text">
      <style:text-properties style:use-window-font-color="true" fo:font-size="14pt" fo:font-weight="normal" officeooo:rsid="0090a0eb" style:font-size-asian="14pt" style:font-weight-asian="normal" style:font-size-complex="14pt" style:font-weight-complex="normal"/>
    </style:style>
    <style:style style:name="T62" style:family="text">
      <style:text-properties officeooo:rsid="0097a5ed"/>
    </style:style>
    <style:style style:name="T63"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Shape2" draw:style-name="gr2" draw:text-style-name="P12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8" draw:name="Shape2" draw:style-name="gr4" draw:text-style-name="P12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5">Especificación de requerimientos</text:p>
      <text:p text:style-name="P98"><draw:frame draw:style-name="fr2" draw:name="Image1" text:anchor-type="as-char" svg:width="14.6cm" svg:height="6.6cm" draw:z-index="19"><draw:image xlink:href="Pictures/1000020100000226000000FA3273F6062B149DB1.png" xlink:type="simple" xlink:show="embed" xlink:actuate="onLoad"/></draw:frame></text:p>
      <text:p text:style-name="P74"><text:span text:style-name="T1">Proyecto </text:span><text:span text:style-name="T4">Colibrí</text:span></text:p>
      <text:p text:style-name="P52"/>
      <text:p text:style-name="P55">Asignatura</text:p>
      <text:p text:style-name="P52">Laboratorio de desarrollo de software</text:p>
      <text:p text:style-name="P52"/>
      <text:p text:style-name="P55">Autor</text:p>
      <text:p text:style-name="P54">Ariel Machini, Cinthia Lima</text:p>
      <text:p text:style-name="P52"/>
      <text:p text:style-name="P55">Fecha de redacción</text:p>
      <text:p text:style-name="P52"><text:span text:style-name="T6">14</text:span>/<text:span text:style-name="T6">09</text:span>/<text:span text:style-name="T6">2017</text:span></text:p>
      <text:p text:style-name="P99"><draw:custom-shape text:anchor-type="paragraph" draw:z-index="17" draw:name="Shape1" draw:style-name="gr3" draw:text-style-name="P123"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3" draw:style-name="gr1" draw:text-style-name="P121" svg:width="6.501cm" svg:height="19.539cm" svg:x="0.499cm" svg:y="0.75cm"><draw:text-box><text:p text:style-name="P120"><text:span text:style-name="T63">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20"><text:span text:style-name="T63">En este documento se controla la evolución del sistema durante el ciclo de desarrollo del proyecto, cuando se agregan o modifican nuevas características al artefacto de visión, son aclarados dentro del mismo.</text:span></text:p></draw:text-box></draw:frame></text:p>
      <text:p text:style-name="P101">Índice</text:p>
      <text:p text:style-name="P53"/>
      <text:p text:style-name="P53">Aquí va el índice <text:span text:style-name="T5">(se debería insertar al final)</text:span>.</text:p>
      <text:p text:style-name="P102">Especificación de requerimientos</text:p>
      <text:p text:style-name="P79"/>
      <text:p text:style-name="P79">Propósito</text:p>
      <text:p text:style-name="P60">Las especificación de requerimientos para <text:span text:style-name="T37">el </text:span>proyecto <text:span text:style-name="T38">«</text:span><text:span text:style-name="T26">Colibrí</text:span><text:span text:style-name="T38">»</text:span> se basar<text:span text:style-name="T39">á</text:span> en dos requerimientos <text:span text:style-name="T16">de usuario</text:span>: <text:span text:style-name="T39">permitir la creación de formularios así como también completarlos. Ambos procesos deberán ser capaces de ejecutarse de manera rápida, fácil y sencilla.</text:span></text:p>
      <text:p text:style-name="P60"/>
      <text:p text:style-name="P76">Visión general</text:p>
      <text:p text:style-name="P59">A lo largo de este documento de especificación de requerimientos se van tratar diferentes aspectos relacionados a estos.</text:p>
      <text:p text:style-name="P60">En primer lugar se realizara una descripción general de las funciones que debe tener el producto y de las características que tiene los diferentes usuarios que van a interactuar con es sistema.</text:p>
      <text:p text:style-name="P60">A continuación con más detalle se presentaran casos de uso, diagramas de caso de uso y una clasificación de los diferentes requerimientos.</text:p>
      <text:p text:style-name="P56"/>
      <text:p text:style-name="P69">Descripción general</text:p>
      <text:p text:style-name="P76">Funciones del producto</text:p>
      <text:p text:style-name="P61">La aplicación <text:span text:style-name="T17">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62"><text:soft-page-break/>Existe una tercer funcionalidad fundamental, la cuál es permitir que el administrador de todo el sistema le de permisos para poder crear formularios a ciertas personas seleccionadas de la comunidad universitaria.</text:p>
      <text:p text:style-name="P63">Entonces en resumen y a grandes rasgos los principales funciones son tres:</text:p>
      <text:list xml:id="list3574528607099678386" text:style-name="L1">
        <text:list-item>
          <text:p text:style-name="P103">Crear formularios</text:p>
        </text:list-item>
        <text:list-item>
          <text:p text:style-name="P103">Rellenar formularios</text:p>
        </text:list-item>
        <text:list-item>
          <text:p text:style-name="P103">Asignar permisos para crear formularios</text:p>
        </text:list-item>
      </text:list>
      <text:p text:style-name="P57"/>
      <text:p text:style-name="P76">Característica<text:span text:style-name="T13">s</text:span> de <text:span text:style-name="T13">los</text:span> usuario<text:span text:style-name="T13">s</text:span></text:p>
      <text:p text:style-name="P56">Colibrí va a ser utilizada por <text:span text:style-name="T18">tres</text:span> tipos de usuario: quien va a acceder a las solicitudes, quien va a fabricar los formularios a través de los cuales se van a solicitar diversos servicios, <text:span text:style-name="T18">y quien va a dar los permisos a ciertos individuos de la comunidad universitaria para poder crear formularios y también va a administrar el sistema.</text:span></text:p>
      <text:list xml:id="list6354274860497036222" text:style-name="L2">
        <text:list-item>
          <text:p text:style-name="P104"><text:span text:style-name="T10">Quien va a acceder a las solicitudes</text:span><text:span text:style-name="T8"> no requiere de mucho conocimiento más que el necesario para manejar un dispositivo móvil inteligente.</text:span></text:p>
        </text:list-item>
        <text:list-item>
          <text:p text:style-name="P104"><text:span text:style-name="T11">Qu</text:span><text:span text:style-name="T10">ien va a fabricar los formularios</text:span><text:span text:style-name="T8"> a través de los cuales se van a hacer las solicitudes va a requerir </text:span><text:span text:style-name="T9">conocer el sistema de manera que pueda </text:span><text:span text:style-name="T8">trabajar sobre el </text:span><text:span text:style-name="T9">mismo </text:span><text:span text:style-name="T8">correctamente </text:span><text:span text:style-name="T9">(</text:span><text:span text:style-name="T8">además los conocimientos </text:span><text:span text:style-name="T9">requeridos para el </text:span><text:span text:style-name="T8">tipo de usuario anterior</text:span><text:span text:style-name="T9">)</text:span><text:span text:style-name="T8">.</text:span></text:p>
        </text:list-item>
        <text:list-item>
          <text:p text:style-name="P105"><text:span text:style-name="T8">Q</text:span><text:span text:style-name="T7">uien va a asignar permisos </text:span><text:span text:style-name="T12">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76"><text:soft-page-break/>Enunciado del problema del cliente</text:p>
      <text:p text:style-name="P64">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64"/>
      <text:p text:style-name="P73">Casos de uso</text:p>
      <text:p text:style-name="P88"/>
      <text:p text:style-name="P80"><text:span text:style-name="T42">Iniciar sesión</text:span> (CU01)</text:p>
      <text:p text:style-name="P58"><text:span text:style-name="T43">Actor</text:span><text:span text:style-name="T14">: Gestor de formularios y Administrador</text:span></text:p>
      <text:p text:style-name="P65"><text:span text:style-name="T3">Descripción</text:span>: <text:span text:style-name="T46">En este caso de uso los usuarios no autentificados del sistema van a ingresar al sistema mediante sus correos institucionales.</text:span></text:p>
      <text:p text:style-name="P65"/>
      <text:p text:style-name="P80"><text:span text:style-name="T47">Completar y enviar formulario</text:span> (CU0<text:span text:style-name="T47">2</text:span>)</text:p>
      <text:p text:style-name="P58"><text:span text:style-name="T43">Actor</text:span><text:span text:style-name="T14">: Usuarios</text:span></text:p>
      <text:p text:style-name="P65"><text:span text:style-name="T3">Descripción</text:span>: <text:span text:style-name="T46">En este caso de uso los diferentes usuarios del sistema van a completar los diferentes campos de formularios y enviarlos a la persona interesada en ellos.</text:span></text:p>
      <text:p text:style-name="P65"/>
      <text:p text:style-name="P80"><text:span text:style-name="T47">Crear formulario</text:span> (CU0<text:span text:style-name="T47">3</text:span>)</text:p>
      <text:p text:style-name="P58"><text:span text:style-name="T43">Actor</text:span><text:span text:style-name="T14">: Gestor de formularios</text:span></text:p>
      <text:p text:style-name="P65"><text:soft-page-break/><text:span text:style-name="T3">Descripción</text:span>: <text:span text:style-name="T48">En este caso de uso se podrá crear formularios solo por los usuarios con los permisos para hacerlo y definir para que subconjunto de usuarios esta habilitado, y por cuanto tiempo.</text:span></text:p>
      <text:p text:style-name="P65"/>
      <text:p text:style-name="P80"><text:span text:style-name="T47">Borrar formulario</text:span> (CU0<text:span text:style-name="T49">4</text:span>)</text:p>
      <text:p text:style-name="P58"><text:span text:style-name="T43">Actor</text:span><text:span text:style-name="T14">: Gestor de formularios</text:span></text:p>
      <text:p text:style-name="P65"><text:span text:style-name="T3">Descripción</text:span>: <text:s/><text:span text:style-name="T48">En este caso de uso se podrá borrar formularios solo por los usuarios con los permisos para hacerlo.</text:span></text:p>
      <text:p text:style-name="P65"/>
      <text:p text:style-name="P80"><text:span text:style-name="T50">Modificar formulario</text:span> (CU0<text:span text:style-name="T49">5</text:span>)</text:p>
      <text:p text:style-name="P58"><text:span text:style-name="T43">Actor</text:span><text:span text:style-name="T14">: Gestor de formularios</text:span></text:p>
      <text:p text:style-name="P65"><text:span text:style-name="T3">Descripción</text:span>: <text:span text:style-name="T48">En este caso de uso se podrá modificar formularios solo por los usuarios con los permisos para hacerlo y también hacer publicas las modificaciones.</text:span></text:p>
      <text:p text:style-name="P66"/>
      <text:p text:style-name="P80"><text:span text:style-name="T50">Habilitar formulario</text:span> (CU0<text:span text:style-name="T49">6</text:span>)</text:p>
      <text:p text:style-name="P58"><text:span text:style-name="T43">Actor</text:span><text:span text:style-name="T14">: Gestor de formularios</text:span></text:p>
      <text:p text:style-name="P65"><text:span text:style-name="T3">Descripción</text:span>: <text:span text:style-name="T48">En este caso de uso se podrá habilitar formularios solo por los usuarios con los permisos para hacerlo.</text:span></text:p>
      <text:p text:style-name="P80"/>
      <text:p text:style-name="P80"><text:span text:style-name="T50">Deshabilitar formulario</text:span> (CU0<text:span text:style-name="T49">7</text:span>)</text:p>
      <text:p text:style-name="P58"><text:span text:style-name="T43">Actor</text:span><text:span text:style-name="T14">: Gestor de formularios</text:span></text:p>
      <text:p text:style-name="P65"><text:span text:style-name="T3">Descripción</text:span>: <text:span text:style-name="T48">En este caso de uso se podrá deshabilitar formularios solo por los usuarios con los permisos para hacerlo.</text:span></text:p>
      <text:p text:style-name="P65"/>
      <text:p text:style-name="P80"><text:span text:style-name="T50">Buscar formulario</text:span> (CU0<text:span text:style-name="T49">8</text:span>)</text:p>
      <text:p text:style-name="P58"><text:span text:style-name="T43">Actor</text:span><text:span text:style-name="T14">: Usuario</text:span></text:p>
      <text:p text:style-name="P65"><text:soft-page-break/><text:span text:style-name="T3">Descripción</text:span>: <text:span text:style-name="T51">Mediante este caso de uso un usuario podrá buscar entre los formularios disponibles según el o los roles que tenga dentro del sistema.</text:span></text:p>
      <text:p text:style-name="P65"/>
      <text:p text:style-name="P80"><text:span text:style-name="T50">Dar permisos</text:span> (CU0<text:span text:style-name="T49">9</text:span>)</text:p>
      <text:p text:style-name="P58"><text:span text:style-name="T43">Actor</text:span><text:span text:style-name="T14">: Administrador</text:span></text:p>
      <text:p text:style-name="P65"><text:span text:style-name="T3">Descripción</text:span>: <text:span text:style-name="T52">En este caso de uso el administrador del sistema le podrá delegar permisos a usuarios con correo institucional para poder crear, borrar, modificar, deshabilitar y habilitar formularios.</text:span></text:p>
      <text:p text:style-name="P65"/>
      <text:p text:style-name="P80"><text:span text:style-name="T62">Identificación de usuario</text:span> (CU<text:span text:style-name="T49">10</text:span>)</text:p>
      <text:p text:style-name="P58"><text:span text:style-name="T43">Actor</text:span><text:span text:style-name="T14">: Gestor de formularios y Administrador</text:span></text:p>
      <text:p text:style-name="P65"><text:span text:style-name="T3">Descripción</text:span>: <text:span text:style-name="T53">En este caso de uso se verifica que tipo de usuario es el que quieres acceder a las funciones del sistema, y que permisos tiene para hacerlo.</text:span></text:p>
      <text:p text:style-name="P65"/>
      <text:p text:style-name="P80"><text:span text:style-name="T54">Cerrar sesión</text:span> (CU<text:span text:style-name="T49">11</text:span>)</text:p>
      <text:p text:style-name="P58"><text:span text:style-name="T43">Actor</text:span><text:span text:style-name="T14">: Gestor de formularios y Administrador</text:span></text:p>
      <text:p text:style-name="P65"><text:span text:style-name="T3">Descripción</text:span>: <text:span text:style-name="T53">En este caso de uso el usuario autentificado podrá cerrar su sesión en el sistema.</text:span></text:p>
      <text:p text:style-name="P65"/>
      <text:p text:style-name="P100"/>
      <text:p text:style-name="P70">Diagrama de casos de uso</text:p>
      <text:p text:style-name="P87"/>
      <text:p text:style-name="P70">Requerimientos</text:p>
      <text:p text:style-name="P77">Requerimientos funcionales</text:p>
      <table:table table:name="Tabla3" table:style-name="Tabla3">
        <table:table-column table:style-name="Tabla3.A"/>
        <table:table-column table:style-name="Tabla3.B"/>
        <table:table-row>
          <table:table-cell table:style-name="Tabla3.A1" office:value-type="string">
            <text:p text:style-name="P42">Identificador</text:p>
          </table:table-cell>
          <table:table-cell table:style-name="Tabla3.B1" office:value-type="string">
            <text:p text:style-name="P9">RF0<text:span text:style-name="T21">1</text:span></text:p>
          </table:table-cell>
        </table:table-row>
        <table:table-row>
          <table:table-cell table:style-name="Tabla3.A2" office:value-type="string">
            <text:p text:style-name="P42">Nombre</text:p>
          </table:table-cell>
          <table:table-cell table:style-name="Tabla3.B2" office:value-type="string">
            <text:p text:style-name="P17">Rellenar <text:span text:style-name="T23">y enviar </text:span>formulario</text:p>
          </table:table-cell>
        </table:table-row>
        <table:table-row>
          <table:table-cell table:style-name="Tabla3.A2" office:value-type="string">
            <text:p text:style-name="P42">Características</text:p>
          </table:table-cell>
          <table:table-cell table:style-name="Tabla3.B3" office:value-type="string">
            <text:p text:style-name="P17">El sistema deberá permitir rellenar formularios a los <text:span text:style-name="T59">diferentes</text:span> usuarios <text:span text:style-name="T22">y enviarlos.</text:span></text:p>
          </table:table-cell>
        </table:table-row>
        <table:table-row>
          <table:table-cell table:style-name="Tabla3.A2" office:value-type="string">
            <text:p text:style-name="P42">Prioridad</text:p>
          </table:table-cell>
          <table:table-cell table:style-name="Tabla3.B4" office:value-type="string">
            <text:p text:style-name="P9">Alta</text:p>
          </table:table-cell>
        </table:table-row>
        <table:table-row>
          <table:table-cell table:style-name="Tabla3.A5" table:number-columns-spanned="2" office:value-type="string">
            <text:p text:style-name="P18"><text:span text:style-name="T24">Debe ser posible r</text:span>ellenar <text:span text:style-name="T22">todos los campos de un formulario cualquiera para posteriormente poder enviarlo.</text:span></text:p>
          </table:table-cell>
          <table:covered-table-cell/>
        </table:table-row>
      </table:table>
      <text:p text:style-name="P67"/>
      <table:table table:name="Tabla4" table:style-name="Tabla4">
        <table:table-column table:style-name="Tabla4.A"/>
        <table:table-column table:style-name="Tabla4.B"/>
        <table:table-row>
          <table:table-cell table:style-name="Tabla4.A1" office:value-type="string">
            <text:p text:style-name="P42">Identificador</text:p>
          </table:table-cell>
          <table:table-cell table:style-name="Tabla4.B1" office:value-type="string">
            <text:p text:style-name="P9">RF0<text:span text:style-name="T21">2</text:span></text:p>
          </table:table-cell>
        </table:table-row>
        <table:table-row>
          <table:table-cell table:style-name="Tabla4.A2" office:value-type="string">
            <text:p text:style-name="P42">Nombre</text:p>
          </table:table-cell>
          <table:table-cell table:style-name="Tabla4.B2" office:value-type="string">
            <text:p text:style-name="P19">Crear formulario</text:p>
          </table:table-cell>
        </table:table-row>
        <table:table-row>
          <table:table-cell table:style-name="Tabla4.A2" office:value-type="string">
            <text:p text:style-name="P42">Características</text:p>
          </table:table-cell>
          <table:table-cell table:style-name="Tabla4.B3" office:value-type="string">
            <text:p text:style-name="P19">El sistema deberá permitir que <text:span text:style-name="T25">cualquier usuario con los permisos necesarios cree formularios para el o las áreas que está administrando.</text:span></text:p>
          </table:table-cell>
        </table:table-row>
        <table:table-row>
          <table:table-cell table:style-name="Tabla4.A2" office:value-type="string">
            <text:p text:style-name="P42">Prioridad</text:p>
          </table:table-cell>
          <table:table-cell table:style-name="Tabla4.B4" office:value-type="string">
            <text:p text:style-name="P9">Alta</text:p>
          </table:table-cell>
        </table:table-row>
        <table:table-row>
          <table:table-cell table:style-name="Tabla4.A5" table:number-columns-spanned="2" office:value-type="string">
            <text:p text:style-name="P23">Si un usuario tiene los permisos necesarios podrá crear nuevos formularios para el o las áreas de las que esté a cargo.</text:p>
          </table:table-cell>
          <table:covered-table-cell/>
        </table:table-row>
      </table:table>
      <text:p text:style-name="P68"/>
      <table:table table:name="Table8" table:style-name="Table8">
        <table:table-column table:style-name="Table8.A"/>
        <table:table-column table:style-name="Table8.B"/>
        <table:table-row>
          <table:table-cell table:style-name="Table8.A1" office:value-type="string">
            <text:p text:style-name="P46">Identificador</text:p>
          </table:table-cell>
          <table:table-cell table:style-name="Table8.B1" office:value-type="string">
            <text:p text:style-name="P13">RF0<text:span text:style-name="T34">3</text:span></text:p>
          </table:table-cell>
        </table:table-row>
        <table:table-row>
          <table:table-cell table:style-name="Table8.A2" office:value-type="string">
            <text:p text:style-name="P46">Nombre</text:p>
          </table:table-cell>
          <table:table-cell table:style-name="Table8.B2" office:value-type="string">
            <text:p text:style-name="P20"><text:span text:style-name="T34">Modificar</text:span> formulario</text:p>
          </table:table-cell>
        </table:table-row>
        <table:table-row>
          <table:table-cell table:style-name="Table8.A2" office:value-type="string">
            <text:p text:style-name="P46">Características</text:p>
          </table:table-cell>
          <table:table-cell table:style-name="Table8.B3" office:value-type="string">
            <text:p text:style-name="P20">El sistema deberá permitir que <text:span text:style-name="T25">cualquier usuario con los permisos necesarios modifique formularios para el o las áreas que está administrando.</text:span></text:p>
          </table:table-cell>
        </table:table-row>
        <table:table-row>
          <table:table-cell table:style-name="Table8.A2" office:value-type="string">
            <text:p text:style-name="P46">Prioridad</text:p>
          </table:table-cell>
          <table:table-cell table:style-name="Table8.B4" office:value-type="string">
            <text:p text:style-name="P37">Media alta</text:p>
          </table:table-cell>
        </table:table-row>
        <text:soft-page-break/>
        <table:table-row>
          <table:table-cell table:style-name="Table8.A5" table:number-columns-spanned="2" office:value-type="string">
            <text:p text:style-name="P24">Si un usuario tiene los permisos necesarios podrá <text:span text:style-name="T34">modificar</text:span> formularios <text:span text:style-name="T34">existentes </text:span>para el o las áreas de las que esté a cargo.</text:p>
          </table:table-cell>
          <table:covered-table-cell/>
        </table:table-row>
      </table:table>
      <text:p text:style-name="P68"/>
      <table:table table:name="Table9" table:style-name="Table9">
        <table:table-column table:style-name="Table9.A"/>
        <table:table-column table:style-name="Table9.B"/>
        <table:table-row>
          <table:table-cell table:style-name="Table9.A1" office:value-type="string">
            <text:p text:style-name="P46">Identificador</text:p>
          </table:table-cell>
          <table:table-cell table:style-name="Table9.B1" office:value-type="string">
            <text:p text:style-name="P13">RF0<text:span text:style-name="T34">4</text:span></text:p>
          </table:table-cell>
        </table:table-row>
        <table:table-row>
          <table:table-cell table:style-name="Table9.A2" office:value-type="string">
            <text:p text:style-name="P46">Nombre</text:p>
          </table:table-cell>
          <table:table-cell table:style-name="Table9.B2" office:value-type="string">
            <text:p text:style-name="P20"><text:span text:style-name="T34">Borrar</text:span> formulario</text:p>
          </table:table-cell>
        </table:table-row>
        <table:table-row>
          <table:table-cell table:style-name="Table9.A2" office:value-type="string">
            <text:p text:style-name="P46">Características</text:p>
          </table:table-cell>
          <table:table-cell table:style-name="Table9.B3" office:value-type="string">
            <text:p text:style-name="P20">El sistema deberá permitir que <text:span text:style-name="T25">cualquier usuario con los permisos necesarios borre formularios para el o las áreas que está administrando.</text:span></text:p>
          </table:table-cell>
        </table:table-row>
        <table:table-row>
          <table:table-cell table:style-name="Table9.A2" office:value-type="string">
            <text:p text:style-name="P46">Prioridad</text:p>
          </table:table-cell>
          <table:table-cell table:style-name="Table9.B4" office:value-type="string">
            <text:p text:style-name="P37">Media alta</text:p>
          </table:table-cell>
        </table:table-row>
        <table:table-row>
          <table:table-cell table:style-name="Table9.A5" table:number-columns-spanned="2" office:value-type="string">
            <text:p text:style-name="P24">Si un usuario tiene los permisos necesarios podrá <text:span text:style-name="T34">borrar</text:span> formularios <text:span text:style-name="T34">existentes </text:span>para el o las áreas de las que esté a cargo.</text:p>
          </table:table-cell>
          <table:covered-table-cell/>
        </table:table-row>
      </table:table>
      <text:p text:style-name="P68"/>
      <table:table table:name="Tabla1" table:style-name="Tabla1">
        <table:table-column table:style-name="Tabla1.A"/>
        <table:table-column table:style-name="Tabla1.B"/>
        <table:table-row>
          <table:table-cell table:style-name="Tabla1.A1" office:value-type="string">
            <text:p text:style-name="P40">Identificador</text:p>
          </table:table-cell>
          <table:table-cell table:style-name="Tabla1.B1" office:value-type="string">
            <text:p text:style-name="P7">RF0<text:span text:style-name="T34">4</text:span></text:p>
          </table:table-cell>
        </table:table-row>
        <table:table-row>
          <table:table-cell table:style-name="Tabla1.A2" office:value-type="string">
            <text:p text:style-name="P40">Nombre</text:p>
          </table:table-cell>
          <table:table-cell table:style-name="Tabla1.B2" office:value-type="string">
            <text:p text:style-name="P21">Iniciar sesión</text:p>
          </table:table-cell>
        </table:table-row>
        <table:table-row>
          <table:table-cell table:style-name="Tabla1.A2" office:value-type="string">
            <text:p text:style-name="P40">Características</text:p>
          </table:table-cell>
          <table:table-cell table:style-name="Tabla1.B3" office:value-type="string">
            <text:p text:style-name="P15">El sistema deberá permitir iniciar sesión <text:span text:style-name="T25">utilizando el </text:span>correo institucional <text:span text:style-name="T25">de la unidad académica</text:span>.</text:p>
          </table:table-cell>
        </table:table-row>
        <table:table-row>
          <table:table-cell table:style-name="Tabla1.A2" office:value-type="string">
            <text:p text:style-name="P40">Prioridad</text:p>
          </table:table-cell>
          <table:table-cell table:style-name="Tabla1.B4" office:value-type="string">
            <text:p text:style-name="P22">Media alta</text:p>
          </table:table-cell>
        </table:table-row>
        <table:table-row>
          <table:table-cell table:style-name="Tabla1.A5" table:number-columns-spanned="2" office:value-type="string">
            <text:p text:style-name="P23">El formato del correo que se va a utilizar para iniciar sesión es:</text:p>
            <text:p text:style-name="P16"><text:span text:style-name="T26">[</text:span><text:span text:style-name="T27">Primera letra del nombre</text:span><text:span text:style-name="T26">][</text:span><text:span text:style-name="T27">Apellido</text:span><text:span text:style-name="T26">]</text:span>@uarg.unpa.edu.ar.</text:p>
          </table:table-cell>
          <table:covered-table-cell/>
        </table:table-row>
      </table:table>
      <text:p text:style-name="P84"/>
      <table:table table:name="Tabla2" table:style-name="Tabla2">
        <table:table-column table:style-name="Tabla2.A"/>
        <table:table-column table:style-name="Tabla2.B"/>
        <table:table-row>
          <table:table-cell table:style-name="Tabla2.A1" office:value-type="string">
            <text:p text:style-name="P41">Identificador</text:p>
          </table:table-cell>
          <table:table-cell table:style-name="Tabla2.B1" office:value-type="string">
            <text:p text:style-name="P8">RF0<text:span text:style-name="T21">5</text:span></text:p>
          </table:table-cell>
        </table:table-row>
        <table:table-row>
          <table:table-cell table:style-name="Tabla2.A2" office:value-type="string">
            <text:p text:style-name="P41">Nombre</text:p>
          </table:table-cell>
          <table:table-cell table:style-name="Tabla2.B2" office:value-type="string">
            <text:p text:style-name="P25">Asigna<text:span text:style-name="T58">ción de</text:span> período de visibilidad a los formularios</text:p>
          </table:table-cell>
        </table:table-row>
        <table:table-row>
          <table:table-cell table:style-name="Tabla2.A2" office:value-type="string">
            <text:p text:style-name="P41">Características</text:p>
          </table:table-cell>
          <table:table-cell table:style-name="Tabla2.B3" office:value-type="string">
            <text:p text:style-name="P25">El sistema deberá permitir a quien cree formularios decidir por cuánto tiempo estará disponible sus formulario.</text:p>
          </table:table-cell>
        </table:table-row>
        <table:table-row>
          <table:table-cell table:style-name="Tabla2.A2" office:value-type="string">
            <text:p text:style-name="P41">Prioridad</text:p>
          </table:table-cell>
          <table:table-cell table:style-name="Tabla2.B4" office:value-type="string">
            <text:p text:style-name="P8"><text:span text:style-name="T28">Media b</text:span>aja</text:p>
          </table:table-cell>
        </table:table-row>
        <table:table-row>
          <table:table-cell table:style-name="Tabla2.A5" table:number-columns-spanned="2" office:value-type="string">
            <text:p text:style-name="P26">Al administrar un formulario, quien lo esté haciendo podrá elegir si quiere que el formulario sea visible todo el tiempo o <text:span text:style-name="T29">si quiere que sea visible por </text:span><text:soft-page-break/><text:span text:style-name="T29">una duración determinada.</text:span></text:p>
          </table:table-cell>
          <table:covered-table-cell/>
        </table:table-row>
      </table:table>
      <text:p text:style-name="P83"/>
      <table:table table:name="Table1" table:style-name="Table1">
        <table:table-column table:style-name="Table1.A"/>
        <table:table-column table:style-name="Table1.B"/>
        <table:table-row>
          <table:table-cell table:style-name="Table1.A1" office:value-type="string">
            <text:p text:style-name="P43">Identificador</text:p>
          </table:table-cell>
          <table:table-cell table:style-name="Table1.B1" office:value-type="string">
            <text:p text:style-name="P10">RF0<text:span text:style-name="T30">6</text:span></text:p>
          </table:table-cell>
        </table:table-row>
        <table:table-row>
          <table:table-cell table:style-name="Table1.A2" office:value-type="string">
            <text:p text:style-name="P43">Nombre</text:p>
          </table:table-cell>
          <table:table-cell table:style-name="Table1.B2" office:value-type="string">
            <text:p text:style-name="P27">Restringir el público del formulario</text:p>
          </table:table-cell>
        </table:table-row>
        <table:table-row>
          <table:table-cell table:style-name="Table1.A2" office:value-type="string">
            <text:p text:style-name="P43">Características</text:p>
          </table:table-cell>
          <table:table-cell table:style-name="Table1.B3" office:value-type="string">
            <text:p text:style-name="P27">El sistema deberá permitir restringir el público objetivo de los formularios que se creen según sea necesario.</text:p>
          </table:table-cell>
        </table:table-row>
        <table:table-row>
          <table:table-cell table:style-name="Table1.A2" office:value-type="string">
            <text:p text:style-name="P43">Prioridad</text:p>
          </table:table-cell>
          <table:table-cell table:style-name="Table1.B4" office:value-type="string">
            <text:p text:style-name="P27">Media alta</text:p>
          </table:table-cell>
        </table:table-row>
        <table:table-row>
          <table:table-cell table:style-name="Table1.A5" table:number-columns-spanned="2" office:value-type="string">
            <text:p text:style-name="P28">Cuando las personas que tienen los permisos para crear los formularios los crean, también se debe poder definir el tipo de público hacia cual va a ir dirigido ese formulario.</text:p>
          </table:table-cell>
          <table:covered-table-cell/>
        </table:table-row>
      </table:table>
      <text:p text:style-name="P48"/>
      <table:table table:name="Table4" table:style-name="Table4">
        <table:table-column table:style-name="Table4.A"/>
        <table:table-column table:style-name="Table4.B"/>
        <table:table-row>
          <table:table-cell table:style-name="Table4.A1" office:value-type="string">
            <text:p text:style-name="P43">Identificador</text:p>
          </table:table-cell>
          <table:table-cell table:style-name="Table4.B1" office:value-type="string">
            <text:p text:style-name="P10">RF0<text:span text:style-name="T30">7</text:span></text:p>
          </table:table-cell>
        </table:table-row>
        <table:table-row>
          <table:table-cell table:style-name="Table4.A2" office:value-type="string">
            <text:p text:style-name="P43">Nombre</text:p>
          </table:table-cell>
          <table:table-cell table:style-name="Table4.B2" office:value-type="string">
            <text:p text:style-name="P30">Delegar permisos para la creación de formularios</text:p>
          </table:table-cell>
        </table:table-row>
        <table:table-row>
          <table:table-cell table:style-name="Table4.A2" office:value-type="string">
            <text:p text:style-name="P43">Características</text:p>
          </table:table-cell>
          <table:table-cell table:style-name="Table4.B3" office:value-type="string">
            <text:p text:style-name="P30">El sistema deberá permitir al administrador del sistema asignar permisos a otros miembros autenticados para crear formularios.</text:p>
          </table:table-cell>
        </table:table-row>
        <table:table-row>
          <table:table-cell table:style-name="Table4.A2" office:value-type="string">
            <text:p text:style-name="P43">Prioridad</text:p>
          </table:table-cell>
          <table:table-cell table:style-name="Table4.B4" office:value-type="string">
            <text:p text:style-name="P29">Media alta</text:p>
          </table:table-cell>
        </table:table-row>
        <table:table-row>
          <table:table-cell table:style-name="Table4.A5" table:number-columns-spanned="2" office:value-type="string">
            <text:p text:style-name="P31">El administrador del sistema debe ser capaz de asignarle permisos a otros usuarios para que puedan crear formularios por área o sector.</text:p>
          </table:table-cell>
          <table:covered-table-cell/>
        </table:table-row>
      </table:table>
      <text:p text:style-name="P49"/>
      <table:table table:name="Table5" table:style-name="Table5">
        <table:table-column table:style-name="Table5.A"/>
        <table:table-column table:style-name="Table5.B"/>
        <table:table-row>
          <table:table-cell table:style-name="Table5.A1" office:value-type="string">
            <text:p text:style-name="P44">Identificador</text:p>
          </table:table-cell>
          <table:table-cell table:style-name="Table5.B1" office:value-type="string">
            <text:p text:style-name="P11">RF0<text:span text:style-name="T31">8</text:span></text:p>
          </table:table-cell>
        </table:table-row>
        <table:table-row>
          <table:table-cell table:style-name="Table5.A2" office:value-type="string">
            <text:p text:style-name="P44">Nombre</text:p>
          </table:table-cell>
          <table:table-cell table:style-name="Table5.B2" office:value-type="string">
            <text:p text:style-name="P32"><text:s/><text:span text:style-name="T57">Definición de </text:span>correo electrónico personalizada <text:span text:style-name="T57">para envió de respuestas</text:span></text:p>
          </table:table-cell>
        </table:table-row>
        <table:table-row>
          <table:table-cell table:style-name="Table5.A2" office:value-type="string">
            <text:p text:style-name="P44">Características</text:p>
          </table:table-cell>
          <table:table-cell table:style-name="Table5.B3" office:value-type="string">
            <text:p text:style-name="P32">El sistema deberá permitir a quien cree formularios decidir a qué dirección de correo electrónico se van a enviar las respuestas de los mismos.</text:p>
          </table:table-cell>
        </table:table-row>
        <table:table-row>
          <table:table-cell table:style-name="Table5.A2" office:value-type="string">
            <text:p text:style-name="P44">Prioridad</text:p>
          </table:table-cell>
          <table:table-cell table:style-name="Table5.B4" office:value-type="string">
            <text:p text:style-name="P32">Media</text:p>
          </table:table-cell>
        </table:table-row>
        <table:table-row>
          <table:table-cell table:style-name="Table5.A5" table:number-columns-spanned="2" office:value-type="string">
            <text:p text:style-name="P33">A la hora de crear un formulario, quien lo esté haciendo debe ser capaz de <text:soft-page-break/>personalizar la dirección de correo electrónico a la que van a enviar las respuestas al mismo.</text:p>
          </table:table-cell>
          <table:covered-table-cell/>
        </table:table-row>
      </table:table>
      <text:p text:style-name="P50"/>
      <table:table table:name="Table6" table:style-name="Table6">
        <table:table-column table:style-name="Table6.A"/>
        <table:table-column table:style-name="Table6.B"/>
        <table:table-row>
          <table:table-cell table:style-name="Table6.A1" office:value-type="string">
            <text:p text:style-name="P45">Identificador</text:p>
          </table:table-cell>
          <table:table-cell table:style-name="Table6.B1" office:value-type="string">
            <text:p text:style-name="P12">RF0<text:span text:style-name="T32">9</text:span></text:p>
          </table:table-cell>
        </table:table-row>
        <table:table-row>
          <table:table-cell table:style-name="Table6.A2" office:value-type="string">
            <text:p text:style-name="P45">Nombre</text:p>
          </table:table-cell>
          <table:table-cell table:style-name="Table6.B2" office:value-type="string">
            <text:p text:style-name="P34">Vistas del sistema</text:p>
          </table:table-cell>
        </table:table-row>
        <table:table-row>
          <table:table-cell table:style-name="Table6.A2" office:value-type="string">
            <text:p text:style-name="P45">Características</text:p>
          </table:table-cell>
          <table:table-cell table:style-name="Table6.B3" office:value-type="string">
            <text:p text:style-name="P34">El sistema deberá mostrar una vista distinta que se adapte a cada tipo de usuario <text:span text:style-name="T33">según sus permisos.</text:span></text:p>
          </table:table-cell>
        </table:table-row>
        <table:table-row>
          <table:table-cell table:style-name="Table6.A2" office:value-type="string">
            <text:p text:style-name="P45">Prioridad</text:p>
          </table:table-cell>
          <table:table-cell table:style-name="Table6.B4" office:value-type="string">
            <text:p text:style-name="P35">Alta</text:p>
          </table:table-cell>
        </table:table-row>
        <table:table-row>
          <table:table-cell table:style-name="Table6.A5" table:number-columns-spanned="2" office:value-type="string">
            <text:p text:style-name="P36">Es importante que el sistema se muestre de manera diferente a cada tipo de usuario para que sólo pueda visualizar aquellos formularios a los que puede acceder.</text:p>
          </table:table-cell>
          <table:covered-table-cell/>
        </table:table-row>
      </table:table>
      <text:p text:style-name="P119"/>
      <table:table table:name="Table10" table:style-name="Table10">
        <table:table-column table:style-name="Table10.A"/>
        <table:table-column table:style-name="Table10.B"/>
        <table:table-row>
          <table:table-cell table:style-name="Table10.A1" office:value-type="string">
            <text:p text:style-name="P47">Identificador</text:p>
          </table:table-cell>
          <table:table-cell table:style-name="Table10.B1" office:value-type="string">
            <text:p text:style-name="P14">RF1<text:span text:style-name="T60">0</text:span></text:p>
          </table:table-cell>
        </table:table-row>
        <table:table-row>
          <table:table-cell table:style-name="Table10.A2" office:value-type="string">
            <text:p text:style-name="P47">Nombre</text:p>
          </table:table-cell>
          <table:table-cell table:style-name="Table10.B2" office:value-type="string">
            <text:p text:style-name="P38">Buscar formularios</text:p>
          </table:table-cell>
        </table:table-row>
        <table:table-row>
          <table:table-cell table:style-name="Table10.A2" office:value-type="string">
            <text:p text:style-name="P47">Características</text:p>
          </table:table-cell>
          <table:table-cell table:style-name="Table10.B3" office:value-type="string">
            <text:p text:style-name="P38">El sistema deberá permitir filtrar formularios por nombre.</text:p>
          </table:table-cell>
        </table:table-row>
        <table:table-row>
          <table:table-cell table:style-name="Table10.A2" office:value-type="string">
            <text:p text:style-name="P47">Prioridad</text:p>
          </table:table-cell>
          <table:table-cell table:style-name="Table10.B4" office:value-type="string">
            <text:p text:style-name="P38">Media</text:p>
          </table:table-cell>
        </table:table-row>
        <table:table-row>
          <table:table-cell table:style-name="Table10.A5" table:number-columns-spanned="2" office:value-type="string">
            <text:p text:style-name="P39">Todo usuario tiene que poder filtrar los formularios que tiene disponible haciendo una búsqueda en el sistema.</text:p>
          </table:table-cell>
          <table:covered-table-cell/>
        </table:table-row>
      </table:table>
      <text:p text:style-name="P97"/>
      <text:p text:style-name="P78">Requerimientos no funcionales</text:p>
      <text:list xml:id="list8325751736055778495" text:style-name="L3">
        <text:list-item>
          <text:p text:style-name="P107">El sistema deberá ser desarrollado utilizando Ionic framework.</text:p>
        </text:list-item>
        <text:list-item>
          <text:p text:style-name="P106">El sistema deberá seguir el patrón de diseño <text:span text:style-name="T56">utilizado en UARGFlow</text:span>.</text:p>
        </text:list-item>
        <text:list-item>
          <text:p text:style-name="P108">El sistema deberá <text:span text:style-name="T55">ser una aplicación móvil basada en web.</text:span></text:p>
        </text:list-item>
        <text:list-item>
          <text:p text:style-name="P112">El sistema deberá admitir iniciar sesión con el correo institucional.</text:p>
        </text:list-item>
        <text:list-item>
          <text:p text:style-name="P116"><text:soft-page-break/><text:span text:style-name="T44">El sistema deberá adoptar los colores utilizados en la página web de la UARG para la parte web.</text:span></text:p>
        </text:list-item>
        <text:list-item>
          <text:p text:style-name="P117"><text:span text:style-name="T45">La interfaz del sistema deberá </text:span><text:span text:style-name="T44">ser amigable para el usuario.</text:span></text:p>
        </text:list-item>
        <text:list-item>
          <text:p text:style-name="P109">El sistema deberá permitir acceder a las funciones administrativas sólo a usuarios identificados con dichos permisos.</text:p>
        </text:list-item>
      </text:list>
      <text:p text:style-name="P84"/>
      <text:p text:style-name="P70">Interfaces</text:p>
      <text:p text:style-name="P81">Interfaces de usuario</text:p>
      <text:p text:style-name="P90">Las interfaces de usuario son el fuerte de la aplicación en cuanto a interacción, ya que los actores del sistema solo podrán interactuar con él mediante una interfaz de tipo gráfica.</text:p>
      <text:p text:style-name="P91">Además las principales funciones del sistema no podrían funcionar sin un interfaz. Las interfaces de usuario son complementos de las principales funcionalidad de la aplicación.</text:p>
      <text:p text:style-name="P84"/>
      <text:p text:style-name="P118">Interfaces de software</text:p>
      <text:p text:style-name="P118"><text:span text:style-name="T61">No se encontraron.</text:span></text:p>
      <text:p text:style-name="P84"/>
      <text:p text:style-name="P81">Interfaces de hardware</text:p>
      <text:p text:style-name="P92">Deben existir interfaces para soportar los diferentes dispositivos móviles y no móviles (<text:span text:style-name="T35">computadoras</text:span>). Esto se va a poder hacer gracias al framework de Ionic sobre el que se va a desarrollar, el cual tiene como característica ser multiplataforma.</text:p>
      <text:p text:style-name="P84"/>
      <text:p text:style-name="P81">Interfaces de comunicaciones</text:p>
      <text:p text:style-name="P90">Es fundamental una interfaz de comunicación del dispositivo desde cuál se este usando las funcionalidades del sistema.</text:p>
      <text:p text:style-name="P90"><text:soft-page-break/>Se necesita de la conexión a Internet como medio de comunicación para que los usuarios puedan acceder a los formularios y otros puedan crear formularios y compartirlos.</text:p>
      <text:p text:style-name="P84"/>
      <text:p text:style-name="P70">Restricción de diseño</text:p>
      <text:p text:style-name="P114">Dentro de las restricciones de diseño se pueden nombrar:</text:p>
      <text:list xml:id="list1739958367310848222" text:style-name="L5">
        <text:list-item>
          <text:p text:style-name="P115">El modelo de proceso de desarrollo PSI</text:p>
        </text:list-item>
        <text:list-item>
          <text:p text:style-name="P115">La utilización del framework Ionic y todas las tecnologías que este implica (tales como JavaScript, AngularJS, HTML5)</text:p>
        </text:list-item>
      </text:list>
      <text:p text:style-name="P89"/>
      <text:p text:style-name="P72">Requerimientos de <text:span text:style-name="T15">licencias</text:span></text:p>
      <text:p text:style-name="P95"/>
      <text:p text:style-name="P86"/>
      <text:p text:style-name="P71">Requerimientos de documentación</text:p>
      <text:p text:style-name="P82">Manual de usuario</text:p>
      <text:p text:style-name="P93">Colibrí tendrá un manual de usuario. En el manual se especificar<text:span text:style-name="T40">á</text:span> las funciones <text:span text:style-name="T41">básicas de la aplicación</text:span>.</text:p>
      <text:p text:style-name="P93">Amb<text:span text:style-name="T19">a</text:span>s serán explicadas con lujo de detalles <text:span text:style-name="T19">y capturas de la propia aplicación </text:span>para que no queden dudas en el usuario acerca del funcionamiento de la aplicación.</text:p>
      <text:p text:style-name="P85"/>
      <text:p text:style-name="P82">Ayuda en línea</text:p>
      <text:p text:style-name="P94">La aplicación brindara ayuda en linea, mediante un correo de soporte al cuál podrá escribir cuál persona que tenga alguna duda del funcionamiento de la aplicación <text:span text:style-name="T36">o</text:span> cualquier otra cosa relacionada con la ap<text:span text:style-name="T20">licación</text:span>.</text:p>
      <text:p text:style-name="P113"/>
      <text:p text:style-name="P71">Estándares aplicables</text:p>
      <text:p text:style-name="P96"><text:soft-page-break/>Como grupo de desarrollo seguiremos un conjunto de buenas prácticas propuestas por Eder Dos Santos:</text:p>
      <text:list xml:id="list4920381543627896929" text:style-name="L4">
        <text:list-item>
          <text:p text:style-name="P110">Programación Orientada a Objetos y UML.</text:p>
        </text:list-item>
        <text:list-item>
          <text:p text:style-name="P110">Uso de patrones.</text:p>
        </text:list-item>
        <text:list-item>
          <text:p text:style-name="P110">Abstracción en el acceso a bases de datos.</text:p>
        </text:list-item>
        <text:list-item>
          <text:p text:style-name="P110">Generación de menúes dinámicos en la GUI.</text:p>
        </text:list-item>
        <text:list-item>
          <text:p text:style-name="P111">Control de acceso.</text:p>
        </text:list-item>
        <text:list-item>
          <text:p text:style-name="P111">Uso de modelo y vis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5</text:page-number> DE <text:page-count>15</text:page-count></text:p>
      </style:header>
      <style:header-first>
        <text:p text:style-name="MP2"><text:span text:style-name="MT1">ESPECIFICACIÓN DE REQUERIMIENTOS — </text:span>PÁGINA <text:page-number text:select-page="current">1</text:page-number> DE <text:page-count>1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6"><draw:image xlink:href="Pictures/100002010000003700000040C7387FDB7C356EBA.png" xlink:type="simple" xlink:show="embed" xlink:actuate="onLoad"/></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E7B1CF74AAD26D2B.png" xlink:type="simple" xlink:show="embed" xlink:actuate="onLoad"/></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9T19:52:29.994499283</dc:date>
    <meta:editing-duration>PT7H36M16S</meta:editing-duration>
    <meta:editing-cycles>110</meta:editing-cycles>
    <meta:generator>LibreOffice/5.1.6.2$Linux_X86_64 LibreOffice_project/10m0$Build-2</meta:generator>
    <meta:document-statistic meta:table-count="13" meta:image-count="3" meta:object-count="0" meta:page-count="15" meta:paragraph-count="218" meta:word-count="1921" meta:character-count="12371" meta:non-whitespace-character-count="10682"/>
  </office:meta>
</office:document-meta>
</file>